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Part #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<text:s/>Supplier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string" calcext:value-type="string">
            <text:p>C1, C15, C16, C17, C18, C19, C2, C22, C24, C29, C3, C30, C31, C34, C35, <text:s/>C4, C5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YD104KAT2A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.1</text:p>
          </table:table-cell>
          <table:table-cell table:formula="of:=[.E2]*[.D2]" office:value-type="float" office:value="2.1" calcext:value-type="float">
            <text:p>2.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://www.mouser.com/ProductDetail/AVX/0402YD104KAT2A/?qs=sGAEpiMZZMs0AnBnWHyRQOGP6fEKn1FCc5icYNsTrcI%3d</text:p>
          </table:table-cell>
        </table:table-row>
        <table:table-row table:style-name="ro1">
          <table:table-cell office:value-type="string" calcext:value-type="string">
            <text:p>C13, C1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06035A180JAT2A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E3]*[.D3]" office:value-type="float" office:value="0.2" calcext:value-type="float">
            <text:p>0.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mouser.com/ProductDetail/AVX/06035A180JAT2A/?qs=%2fha2pyFaduh%252b3opPj3VNtLJOwVhx0%2fF98s48sp%252bccL8uT0Sk3PR%252bcA%3d%3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10029449-111RLF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[.E4]*[.D4]" office:value-type="float" office:value="0.73" calcext:value-type="float">
            <text:p>0.7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dmi:FCI_10029449-11[13]RLF</text:p>
          </table:table-cell>
          <table:table-cell office:value-type="string" calcext:value-type="string">
            <text:p>http://www.mouser.com/ProductDetail/FCI/10029449-111RLF/?qs=sGAEpiMZZMtAYTMy7wxAr9LCvXDZCuSkPfr%252b91JPIb8%3d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2M1-SP1-T2-B4-M6R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5]*[.D5]" office:value-type="float" office:value="0" calcext:value-type="float">
            <text:p>0</text:p>
          </table:table-cell>
          <table:table-cell/>
          <table:table-cell office:value-type="string" calcext:value-type="string">
            <text:p>misc:2M1-SP1-T2-B4-M6RE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ABM3B-24.000MHZ-B2-T</text:p>
          </table:table-cell>
          <table:table-cell office:value-type="float" office:value="1" calcext:value-type="float">
            <text:p>1</text:p>
          </table:table-cell>
          <table:table-cell office:value-type="float" office:value="1.14" calcext:value-type="float">
            <text:p>1.14</text:p>
          </table:table-cell>
          <table:table-cell table:formula="of:=[.E6]*[.D6]" office:value-type="float" office:value="1.14" calcext:value-type="float">
            <text:p>1.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SMD_Packages:XTAL_ABRACON</text:p>
          </table:table-cell>
          <table:table-cell office:value-type="string" calcext:value-type="string">
            <text:p>http://www.mouser.com/ProductDetail/ABRACON/ABM3B-24000MHZ-B2-T/?qs=%2fha2pyFadujHbHUg0eAxt2ECUM0gZjtpLMPVeIFuZAR%2f%2fwouGNP4nbl%252bzqmUJrAg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DV7611</text:p>
          </table:table-cell>
          <table:table-cell office:value-type="string" calcext:value-type="string">
            <text:p>ADV7611BSWZ-P</text:p>
          </table:table-cell>
          <table:table-cell office:value-type="float" office:value="1" calcext:value-type="float">
            <text:p>1</text:p>
          </table:table-cell>
          <table:table-cell office:value-type="float" office:value="14.21" calcext:value-type="float">
            <text:p>14.21</text:p>
          </table:table-cell>
          <table:table-cell table:formula="of:=[.E7]*[.D7]" office:value-type="float" office:value="14.21" calcext:value-type="float">
            <text:p>14.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isc:LQFP-64_TH_10x10mm_Pitch0.5mm</text:p>
          </table:table-cell>
          <table:table-cell office:value-type="string" calcext:value-type="string">
            <text:p>http://www.mouser.com/ProductDetail/Analog-Devices/ADV7611BSWZ-P/?qs=sGAEpiMZZMv9Q1JI0Mo%2ftQPxLbY1tPB%252b</text:p>
          </table:table-cell>
        </table:table-row>
        <table:table-row table:style-name="ro1">
          <table:table-cell office:value-type="string" calcext:value-type="string">
            <text:p>FB1, FB2, FB3, FB4, FB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BLM18AG601SN1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E8]*[.D8]" office:value-type="float" office:value="0.5" calcext:value-type="float">
            <text:p>0.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mouser.com/ProductDetail/Murata-Electronics/BLM18AG601SN1D/?qs=eh6oC%2F9l24oGGaJFkAJJAA%3D%3D</text:p>
          </table:table-cell>
        </table:table-row>
        <table:table-row table:style-name="ro1">
          <table:table-cell office:value-type="string" calcext:value-type="string">
            <text:p>C10, C11, C12, C20, C21, C23, C25, C26, C27, C28, C7, C8, C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402C103K5RACTU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formula="of:=[.E9]*[.D9]" office:value-type="float" office:value="1.3" calcext:value-type="float">
            <text:p>1.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www.mouser.com/ProductDetail/Kemet/C0402C103K5RACTU/?qs=sGAEpiMZZMs0AnBnWHyRQHHMgvpwHSjWWgw8Y4tWtxo%3d</text:p>
          </table:table-cell>
        </table:table-row>
        <table:table-row table:style-name="ro1">
          <table:table-cell office:value-type="string" calcext:value-type="string">
            <text:p>C36, C37, C40, C4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C106K4PACTU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table:formula="of:=[.E10]*[.D10]" office:value-type="float" office:value="1.16" calcext:value-type="float">
            <text:p>1.1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://www.mouser.com/ProductDetail/Kemet/C0805C106K4PACTU/?qs=sGAEpiMZZMs0AnBnWHyRQFPZAvo%252bkkSHtv%252blWN%2fhyQc%3d</text:p>
          </table:table-cell>
        </table:table-row>
        <table:table-row table:style-name="ro1">
          <table:table-cell office:value-type="string" calcext:value-type="string">
            <text:p>C38, C3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0805C475K8PACTU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.28</text:p>
          </table:table-cell>
          <table:table-cell table:formula="of:=[.E11]*[.D11]" office:value-type="float" office:value="0.56" calcext:value-type="float">
            <text:p>0.5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://www.mouser.com/ProductDetail/Kemet/C0805C475K8PACTU/?qs=sGAEpiMZZMs0AnBnWHyRQDHs3SeBlWSBNMCXxRDVnHA%3d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CRCW0402150KFKE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E12]*[.D12]" office:value-type="float" office:value="0.2" calcext:value-type="float">
            <text:p>0.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mouser.com/ProductDetail/Vishay-Dale/CRCW0402150KFKED/?qs=sGAEpiMZZMu61qfTUdNhG2DpbjADlD3G9hjnBJFk8Z8%3d</text:p>
          </table:table-cell>
        </table:table-row>
        <table:table-row table:style-name="ro1">
          <table:table-cell office:value-type="string" calcext:value-type="string">
            <text:p>R24, R25, R26, R28, R31,R3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RCW0402270RFKED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13]*[.D13]" office:value-type="float" office:value="0.6" calcext:value-type="float">
            <text:p>0.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mouser.com/ProductDetail/Vishay-Dale/CRCW0402270RFKED/?qs=sGAEpiMZZMu61qfTUdNhG2DpbjADlD3GuhzzEOq29HM%3d</text:p>
          </table:table-cell>
        </table:table-row>
        <table:table-row table:style-name="ro1">
          <table:table-cell office:value-type="string" calcext:value-type="string">
            <text:p>R10, R8, R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CW040233R0FKE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E14]*[.D14]" office:value-type="float" office:value="0.3" calcext:value-type="float">
            <text:p>0.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://www.mouser.com/ProductDetail/Vishay-Dale/CRCW040233R0FKED/?qs=sGAEpiMZZMtlubZbdhIBIKSDlQLNiDlpH1ENKGvFlik%3d</text:p>
          </table:table-cell>
        </table:table-row>
        <table:table-row table:style-name="ro1">
          <table:table-cell office:value-type="string" calcext:value-type="string">
            <text:p>R1, R11, R15, R16, R2, 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CW06030000Z0EA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E15]*[.D15]" office:value-type="float" office:value="0.6" calcext:value-type="float">
            <text:p>0.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mouser.com/ProductDetail/Vishay-Dale/CRCW06030000Z0EA/?qs=sGAEpiMZZMu61qfTUdNhG2TmlP6XIPVRieH8x37lMMI%3d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CW0805200RFKEA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6]*[.D16]" office:value-type="float" office:value="0.1" calcext:value-type="float">
            <text:p>0.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://www.mouser.com/ProductDetail/Vishay-Dale/CRCW0805200RFKEA/?qs=sGAEpiMZZMu61qfTUdNhG2DpbjADlD3G21oUiwB60%2fs%3d</text:p>
          </table:table-cell>
        </table:table-row>
        <table:table-row table:style-name="ro1">
          <table:table-cell office:value-type="string" calcext:value-type="string">
            <text:p>R12, R13, R14, R17, R18, R19, R20, R21, R22, R23, R3, R4, R5, 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-2GEJ472X</text:p>
          </table:table-cell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formula="of:=[.E17]*[.D17]" office:value-type="float" office:value="1.4" calcext:value-type="float">
            <text:p>1.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digikey.com/product-detail/en/panasonic-electronic-components/ERJ-2GEJ472X/P4.7KJCT-ND/147025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ERJ-2GEJ684X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8]*[.D18]" office:value-type="float" office:value="0.1" calcext:value-type="float">
            <text:p>0.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mouser.com/ProductDetail/Panasonic/ERJ-2GEJ684X/?qs=%2fha2pyFadugSsZIl1foSWK0vliVC8cNJmFjwwre70dTNi8MX4Pu0zA%3d%3d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ERJ-2RKF3003X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table:formula="of:=[.E19]*[.D19]" office:value-type="float" office:value="0.21" calcext:value-type="float">
            <text:p>0.2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mouser.com/ProductDetail/Panasonic/ERJ-2RKF3003X/?qs=%2fha2pyFaduh3%2f2P02u3%2fqLEvsGcSMITMBo9WCVSuwQ1hn3%252bP4%252bgy7A%3d%3d</text:p>
          </table:table-cell>
        </table:table-row>
        <table:table-row table:style-name="ro1">
          <table:table-cell office:value-type="string" calcext:value-type="string">
            <text:p>L1, L2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QM31PN2R2M00L</text:p>
          </table:table-cell>
          <table:table-cell office:value-type="float" office:value="2" calcext:value-type="float">
            <text:p>2</text:p>
          </table:table-cell>
          <table:table-cell office:value-type="float" office:value="0.38" calcext:value-type="float">
            <text:p>0.38</text:p>
          </table:table-cell>
          <table:table-cell table:formula="of:=[.E20]*[.D20]" office:value-type="float" office:value="0.76" calcext:value-type="float">
            <text:p>0.7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http://www.mouser.com/ProductDetail/Murata/LQM31PN2R2M00L/?qs=%2fha2pyFaduiMAY8%252bYSLHdCfmqXbdJIMpbg4Xo7vVm6nJOASEGIu8Tg%3d%3d</text:p>
          </table:table-cell>
        </table:table-row>
        <table:table-row table:style-name="ro1">
          <table:table-cell office:value-type="string" calcext:value-type="string">
            <text:p>D1, D2, D3, D4, D5, 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TST-C190KGKT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table:formula="of:=[.E21]*[.D21]" office:value-type="float" office:value="1.68" calcext:value-type="float">
            <text:p>1.6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mouser.com/ProductDetail/Lite-On/LTST-C190KGKT/?qs=%2fha2pyFaduiY29h8to%252bb%2ff81Q8%2f7oLlEih%2fPGVqv870fp0kdSE6Z%252bg%3d%3d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SP430F2274TRHAR</text:p>
          </table:table-cell>
          <table:table-cell office:value-type="string" calcext:value-type="string">
            <text:p>MSP430F2274TRHAT</text:p>
          </table:table-cell>
          <table:table-cell office:value-type="float" office:value="1" calcext:value-type="float">
            <text:p>1</text:p>
          </table:table-cell>
          <table:table-cell office:value-type="float" office:value="6.48" calcext:value-type="float">
            <text:p>6.48</text:p>
          </table:table-cell>
          <table:table-cell table:formula="of:=[.E22]*[.D22]" office:value-type="float" office:value="6.48" calcext:value-type="float">
            <text:p>6.4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ousings_DFN_QFN:QFN-40-1EP_6x6mm_Pitch0.5mm</text:p>
          </table:table-cell>
          <table:table-cell office:value-type="string" calcext:value-type="string">
            <text:p>http://www.mouser.com/ProductDetail/Texas-Instruments/MSP430F2274TRHAT/?qs=sGAEpiMZZMsp%252bcahb6g%252bW2X2XUDb8dT1L0nI2hcddmM%3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QTH-030-02-L-DA</text:p>
          </table:table-cell>
          <table:table-cell office:value-type="string" calcext:value-type="string">
            <text:p>QTH-030-L-D-A</text:p>
          </table:table-cell>
          <table:table-cell office:value-type="float" office:value="1" calcext:value-type="float">
            <text:p>1</text:p>
          </table:table-cell>
          <table:table-cell office:value-type="float" office:value="9.88" calcext:value-type="float">
            <text:p>9.88</text:p>
          </table:table-cell>
          <table:table-cell table:formula="of:=[.E23]*[.D23]" office:value-type="float" office:value="9.88" calcext:value-type="float">
            <text:p>9.8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H_030_02:QTH-030-02-L-D-A</text:p>
          </table:table-cell>
          <table:table-cell office:value-type="string" calcext:value-type="string">
            <text:p>http://www.digikey.com/product-detail/en/samtec-inc/QTH-030-02-L-D-A/SAM8186-ND/110653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APC712x</text:p>
          </table:table-cell>
          <table:table-cell office:value-type="string" calcext:value-type="string">
            <text:p>RAPC712X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4]*[.D24]" office:value-type="float" office:value="0" calcext:value-type="float">
            <text:p>0</text:p>
          </table:table-cell>
          <table:table-cell/>
          <table:table-cell office:value-type="string" calcext:value-type="string">
            <text:p>misc:RAPC712</text:p>
          </table:table-cell>
          <table:table-cell/>
        </table:table-row>
        <table:table-row table:style-name="ro1">
          <table:table-cell office:value-type="string" calcext:value-type="string">
            <text:p>U12, U13, U7, U9</text:p>
          </table:table-cell>
          <table:table-cell table:number-columns-repeated="2" office:value-type="string" calcext:value-type="string">
            <text:p>SN74AUP1G06DCKR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25]*[.D25]" office:value-type="float" office:value="0" calcext:value-type="float">
            <text:p>0</text:p>
          </table:table-cell>
          <table:table-cell/>
          <table:table-cell office:value-type="string" calcext:value-type="string">
            <text:p>TO_SOT_Packages_SMD:SC-70-5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SN74AUP1G07DCK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6]*[.D26]" office:value-type="float" office:value="0" calcext:value-type="float">
            <text:p>0</text:p>
          </table:table-cell>
          <table:table-cell/>
          <table:table-cell office:value-type="string" calcext:value-type="string">
            <text:p>TO_SOT_Packages_SMD:SC-70-5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table:number-columns-repeated="2" office:value-type="string" calcext:value-type="string">
            <text:p>TPD4S010DQAR</text:p>
          </table:table-cell>
          <table:table-cell office:value-type="float" office:value="2" calcext:value-type="float">
            <text:p>2</text:p>
          </table:table-cell>
          <table:table-cell office:value-type="float" office:value="0.66" calcext:value-type="float">
            <text:p>0.66</text:p>
          </table:table-cell>
          <table:table-cell table:formula="of:=[.E27]*[.D27]" office:value-type="float" office:value="1.32" calcext:value-type="float">
            <text:p>1.3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isc:10-USON</text:p>
          </table:table-cell>
          <table:table-cell office:value-type="string" calcext:value-type="string">
            <text:p>http://www.mouser.com/ProductDetail/Texas-Instruments/TPD4S010DQAR/?qs=%2fha2pyFadujvqJsP1FaVJ5cYodIGUpQ4CFN5UL%2fXzLhaigQuhTlVpA%3d%3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PS2061</text:p>
          </table:table-cell>
          <table:table-cell office:value-type="string" calcext:value-type="string">
            <text:p>TPS2061CDBVT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table:formula="of:=[.E28]*[.D28]" office:value-type="float" office:value="1.48" calcext:value-type="float">
            <text:p>1.48</text:p>
          </table:table-cell>
          <table:table-cell/>
          <table:table-cell office:value-type="string" calcext:value-type="string">
            <text:p>TO_SOT_Packages_SMD:SOT-23-5</text:p>
          </table:table-cell>
          <table:table-cell office:value-type="string" calcext:value-type="string">
            <text:p>http://www.mouser.com/ProductDetail/Texas-Instruments/TPS2061CDBVT/?qs=sGAEpiMZZMuCmTIBzycWfA%2fkltuuzBRGGymV4N3jSG0%3d</text:p>
          </table:table-cell>
        </table:table-row>
        <table:table-row table:style-name="ro1">
          <table:table-cell office:value-type="string" calcext:value-type="string">
            <text:p>U10, U11</text:p>
          </table:table-cell>
          <table:table-cell office:value-type="string" calcext:value-type="string">
            <text:p>TPS62260</text:p>
          </table:table-cell>
          <table:table-cell office:value-type="string" calcext:value-type="string">
            <text:p>TPS62260DRV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formula="of:=[.E29]*[.D29]" office:value-type="float" office:value="3.6" calcext:value-type="float">
            <text:p>3.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isc:WSON-6</text:p>
          </table:table-cell>
          <table:table-cell office:value-type="string" calcext:value-type="string">
            <text:p>http://www.mouser.com/ProductDetail/Texas-Instruments/TPS62260DRVT/?qs=sGAEpiMZZMv2US1BCAiByzAvHxVUKNX4</text:p>
          </table:table-cell>
        </table:table-row>
        <table:table-row table:style-name="ro1">
          <table:table-cell office:value-type="string" calcext:value-type="string">
            <text:p>RP1, RP2, RP3</text:p>
          </table:table-cell>
          <table:table-cell office:value-type="string" calcext:value-type="string">
            <text:p>R_PACK8</text:p>
          </table:table-cell>
          <table:table-cell office:value-type="string" calcext:value-type="string">
            <text:p>YC248-JR-0733RL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table:formula="of:=[.E30]*[.D30]" office:value-type="float" office:value="0.93" calcext:value-type="float">
            <text:p>0.9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pack:RPACK-8_0616</text:p>
          </table:table-cell>
          <table:table-cell office:value-type="string" calcext:value-type="string">
            <text:p>http://www.mouser.com/ProductDetail/Yageo/YC248-JR-0733RL/?qs=%2fha2pyFadujrU2xFewWLBkAmO3yjJR9q5AB4Bh4PJQzwmQRmZIRzCA%3d%3d</text:p>
          </table:table-cell>
        </table:table-row>
        <table:table-row table:style-name="ro1">
          <table:table-cell office:value-type="string" calcext:value-type="string">
            <text:p>H1, H2, H3</text:p>
          </table:table-cell>
          <table:table-cell office:value-type="string" calcext:value-type="string">
            <text:p>HOLE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E31]*[.D31]" office:value-type="float" office:value="0" calcext:value-type="float">
            <text:p>0</text:p>
          </table:table-cell>
          <table:table-cell/>
          <table:table-cell office:value-type="string" calcext:value-type="string">
            <text:p>Mounting_Holes:MountingHole_4.3mm_M4_Pad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E32]*[.D32]" office:value-type="float" office:value="0" calcext:value-type="float">
            <text:p>0</text:p>
          </table:table-cell>
          <table:table-cell/>
          <table:table-cell office:value-type="string" calcext:value-type="string">
            <text:p>Connect:IDC_Header_Straight_14pins</text:p>
          </table:table-cell>
          <table:table-cell/>
        </table:table-row>
        <table:table-row table:style-name="ro1">
          <table:table-cell office:value-type="string" calcext:value-type="string">
            <text:p>P2, P3</text:p>
          </table:table-cell>
          <table:table-cell office:value-type="string" calcext:value-type="string">
            <text:p>CONN_01X0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E33]*[.D33]" office:value-type="float" office:value="0" calcext:value-type="float">
            <text:p>0</text:p>
          </table:table-cell>
          <table:table-cell/>
          <table:table-cell office:value-type="string" calcext:value-type="string">
            <text:p>Pin_Headers:Pin_Header_Straight_1x06</text:p>
          </table:table-cell>
          <table:table-cell/>
        </table:table-row>
        <table:table-row table:style-name="ro1">
          <table:table-cell table:number-columns-repeated="5"/>
          <table:table-cell table:formula="of:=SUM([.F2:.F33])" office:value-type="float" office:value="51.54" calcext:value-type="float">
            <text:p>51.5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I3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</meta:initial-creator>
    <meta:creation-date>2016-04-05T11:38:40.192452871</meta:creation-date>
    <dc:date>2016-04-05T12:00:43.703176234</dc:date>
    <dc:creator>noah </dc:creator>
    <meta:editing-duration>PT13M17S</meta:editing-duration>
    <meta:editing-cycles>3</meta:editing-cycles>
    <meta:generator>LibreOffice/4.2.8.2$Linux_X86_64 LibreOffice_project/420m0$Build-2</meta:generator>
    <meta:document-statistic meta:table-count="1" meta:cell-count="273" meta:object-count="0"/>
  </office:meta>
</office:document-meta>
</file>